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weight="normal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84597462985042739" text:style-name="L1">
        <text:list-item>
          <text:p text:style-name="P1">Trabalho Extra - Unidade 01</text:p>
        </text:list-item>
      </text:list>
      <text:list xml:id="list4325503791674839839" text:style-name="L2">
        <text:list-item>
          <text:p text:style-name="P3">Cenário: imagem que vocês foram selecionados para uma entrevista de emprego para o cargo de Cientista de Dados de uma grande empresa multinacional. A seleção será baseada em vários critérios, destacando as seguintes habilidades: resolução de problemas, criatividade, interpretação, escrita, organização, inovação, proeficiência em pandas, análise exploratória de dados e storytelling. Foi passado para vocês o dataset contendo todos os resultados da Megasena, o desafio consiste em interpretar esses dados e criar um significado de entendimento conciso e claro.</text:p>
        </text:list-item>
      </text:list>
      <text:p text:style-name="Text_20_body"><text:bookmark text:name="docs-internal-guid-8d27ef03-d47e-92a8-f7dc-576184dee7b1"/><text:span text:style-name="Strong_20_Emphasis"><text:span text:style-name="T1"/></text:span></text:p>
      <text:p text:style-name="P2">Requisitos:</text:p>
      <text:p text:style-name="Text_20_body"> </text:p>
      <text:list xml:id="list6223088822457566767" text:style-name="L3">
        <text:list-item>
          <text:p text:style-name="P4">Utilizar apenas o dataset disponibilizado para essa atividade.</text:p>
        </text:list-item>
        <text:list-item>
          <text:p text:style-name="P4">Criar um repositório no Github para a atividade.</text:p>
        </text:list-item>
        <text:list-item>
          <text:p text:style-name="P4">Enviar apenas o link do respectivo repositório.</text:p>
        </text:list-item>
        <text:list-item>
          <text:p text:style-name="P4">Criar um notebook descrevendo todos os códigos realizados. </text:p>
        </text:list-item>
        <text:list-item>
          <text:p text:style-name="P4">Todos os códigos precisam estar bem documentados.</text:p>
        </text:list-item>
        <text:list-item>
          <text:p text:style-name="P4">Vocês precisam gerar no máximo 4 figuras.</text:p>
        </text:list-item>
        <text:list-item>
          <text:p text:style-name="P4">Cada figura deve acompanhar uma célula com um texto descritivo, demonstrando todo o resultado encontrado. </text:p>
        </text:list-item>
        <text:list-item>
          <text:p text:style-name="P4">Seja inovador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3:24:57.145859619</meta:creation-date>
    <dc:date>2018-04-22T13:26:02.169688865</dc:date>
    <meta:editing-duration>PT1M6S</meta:editing-duration>
    <meta:editing-cycles>1</meta:editing-cycles>
    <meta:document-statistic meta:table-count="0" meta:image-count="0" meta:object-count="0" meta:page-count="1" meta:paragraph-count="12" meta:word-count="157" meta:character-count="1044" meta:non-whitespace-character-count="905"/>
    <meta:generator>LibreOffice/5.1.6.2$Linux_X86_64 LibreOffice_project/10m0$Build-2</meta:generator>
  </office:meta>
</office:document-meta>
</file>